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85857"/>
    </style:style>
    <style:style style:name="P2" style:family="paragraph" style:parent-style-name="Standard">
      <style:text-properties officeooo:paragraph-rsid="00108798"/>
    </style:style>
    <style:style style:name="P3" style:family="paragraph" style:parent-style-name="Standard">
      <style:text-properties officeooo:rsid="00153c2e" officeooo:paragraph-rsid="00153c2e"/>
    </style:style>
    <style:style style:name="P4" style:family="paragraph" style:parent-style-name="Standard">
      <style:text-properties fo:font-style="normal" officeooo:rsid="00033774" officeooo:paragraph-rsid="00108798" style:font-style-asian="normal" style:font-style-complex="normal"/>
    </style:style>
    <style:style style:name="P5" style:family="paragraph" style:parent-style-name="Standard">
      <style:text-properties fo:font-style="normal" officeooo:rsid="00153c2e" officeooo:paragraph-rsid="00153c2e" style:font-style-asian="normal" style:font-style-complex="normal"/>
    </style:style>
    <style:style style:name="P6" style:family="paragraph" style:parent-style-name="Standard">
      <style:text-properties style:font-name="Liberation Serif" officeooo:rsid="000f0581" officeooo:paragraph-rsid="0015506f"/>
    </style:style>
    <style:style style:name="P7" style:family="paragraph" style:parent-style-name="Standard">
      <style:text-properties style:font-name="Liberation Serif" officeooo:paragraph-rsid="0015506f"/>
    </style:style>
    <style:style style:name="P8" style:family="paragraph" style:parent-style-name="Standard">
      <style:text-properties style:font-name="Liberation Serif" officeooo:rsid="00153c2e" officeooo:paragraph-rsid="0015506f"/>
    </style:style>
    <style:style style:name="P9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style:font-name="Liberation Serif" officeooo:rsid="00153c2e" officeooo:paragraph-rsid="0015506f"/>
    </style:style>
    <style:style style:name="P10" style:family="paragraph" style:parent-style-name="Standard">
      <style:paragraph-properties fo:margin-left="0in" fo:margin-right="0in" fo:text-align="justify" style:justify-single-word="false" fo:text-indent="0.25in" style:auto-text-indent="false"/>
      <style:text-properties style:font-name="Liberation Serif" fo:font-style="normal" officeooo:rsid="00153c2e" officeooo:paragraph-rsid="0015506f" style:font-style-asian="normal" style:font-style-complex="normal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Liberation Serif" fo:font-style="normal" officeooo:rsid="00185de1" officeooo:paragraph-rsid="00185de1" style:font-style-asian="normal" style:font-style-complex="normal"/>
    </style:style>
    <style:style style:name="T1" style:family="text">
      <style:text-properties officeooo:rsid="00033774"/>
    </style:style>
    <style:style style:name="T2" style:family="text">
      <style:text-properties fo:font-style="italic" officeooo:rsid="00033774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33774" style:font-style-asian="normal" style:font-style-complex="normal"/>
    </style:style>
    <style:style style:name="T5" style:family="text">
      <style:text-properties fo:font-style="normal" officeooo:rsid="00045b59" style:font-style-asian="normal" style:font-style-complex="normal"/>
    </style:style>
    <style:style style:name="T6" style:family="text">
      <style:text-properties fo:font-style="normal" officeooo:rsid="0005b526" style:font-style-asian="normal" style:font-style-complex="normal"/>
    </style:style>
    <style:style style:name="T7" style:family="text">
      <style:text-properties fo:font-style="normal" officeooo:rsid="000619bd" style:font-style-asian="normal" style:font-style-complex="normal"/>
    </style:style>
    <style:style style:name="T8" style:family="text">
      <style:text-properties fo:font-style="normal" officeooo:rsid="00068c18" style:font-style-asian="normal" style:font-style-complex="normal"/>
    </style:style>
    <style:style style:name="T9" style:family="text">
      <style:text-properties fo:font-style="normal" officeooo:rsid="0006a0a6" style:font-style-asian="normal" style:font-style-complex="normal"/>
    </style:style>
    <style:style style:name="T10" style:family="text">
      <style:text-properties fo:font-style="normal" officeooo:rsid="00085857" style:font-style-asian="normal" style:font-style-complex="normal"/>
    </style:style>
    <style:style style:name="T11" style:family="text">
      <style:text-properties fo:font-style="normal" officeooo:rsid="0008a7c8" style:font-style-asian="normal" style:font-style-complex="normal"/>
    </style:style>
    <style:style style:name="T12" style:family="text">
      <style:text-properties fo:font-style="normal" officeooo:rsid="000aa12c" style:font-style-asian="normal" style:font-style-complex="normal"/>
    </style:style>
    <style:style style:name="T13" style:family="text">
      <style:text-properties fo:font-style="normal" officeooo:rsid="000d123d" style:font-style-asian="normal" style:font-style-complex="normal"/>
    </style:style>
    <style:style style:name="T14" style:family="text">
      <style:text-properties fo:font-style="normal" officeooo:rsid="000d9dc3" style:font-style-asian="normal" style:font-style-complex="normal"/>
    </style:style>
    <style:style style:name="T15" style:family="text">
      <style:text-properties fo:font-style="normal" officeooo:rsid="000f0581" style:font-style-asian="normal" style:font-style-complex="normal"/>
    </style:style>
    <style:style style:name="T16" style:family="text">
      <style:text-properties fo:font-style="normal" officeooo:rsid="00123db7" style:font-style-asian="normal" style:font-style-complex="normal"/>
    </style:style>
    <style:style style:name="T17" style:family="text">
      <style:text-properties officeooo:rsid="00033774" fo:background-color="transparent" loext:char-shading-value="0"/>
    </style:style>
    <style:style style:name="T18" style:family="text">
      <style:text-properties officeooo:rsid="00033774" fo:background-color="transparent" loext:char-shading-value="0"/>
    </style:style>
    <style:style style:name="T19" style:family="text">
      <style:text-properties style:font-name="Times New Roman" fo:font-size="12pt" fo:language="pt" fo:country="PT" fo:font-style="normal" style:font-size-asian="12pt" style:font-style-asian="normal" style:font-name-complex="Times New Roman1" style:font-size-complex="12pt" style:font-style-complex="normal"/>
    </style:style>
    <style:style style:name="T20" style:family="text">
      <style:text-properties style:font-name="Times New Roman" fo:font-size="12pt" fo:language="pt" fo:country="PT" fo:font-style="normal" officeooo:rsid="00168911" style:font-size-asian="12pt" style:font-style-asian="normal" style:font-name-complex="Times New Roman1" style:font-size-complex="12pt" style:font-style-complex="normal"/>
    </style:style>
    <style:style style:name="T21" style:family="text">
      <style:text-properties style:font-name="Times New Roman" fo:font-size="12pt" fo:language="pt" fo:country="PT" style:font-size-asian="12pt" style:font-name-complex="Times New Roman1"/>
    </style:style>
    <style:style style:name="T22" style:family="text">
      <style:text-properties style:font-name="Times New Roman" fo:font-size="12pt" fo:language="pt" fo:country="PT" style:font-size-asian="12pt" style:font-name-complex="Times New Roman1" style:font-size-complex="12pt"/>
    </style:style>
    <style:style style:name="T23" style:family="text">
      <style:text-properties style:font-name="Times New Roman" fo:font-size="12pt" fo:language="pt" fo:country="PT" officeooo:rsid="00168911" style:font-size-asian="12pt" style:font-name-complex="Times New Roman1" style:font-size-complex="12pt"/>
    </style:style>
    <style:style style:name="T24" style:family="text">
      <style:text-properties style:font-name="Times New Roman" fo:font-size="12pt" fo:language="pt" fo:country="PT" fo:font-style="italic" style:font-size-asian="12pt" style:font-style-asian="italic" style:font-name-complex="Times New Roman1"/>
    </style:style>
    <style:style style:name="T25" style:family="text">
      <style:text-properties style:font-name="Times New Roman" fo:font-size="12pt" fo:language="pt" fo:country="PT" fo:font-style="italic" style:font-size-asian="12pt" style:font-style-asian="italic" style:font-name-complex="Times New Roman1" style:font-size-complex="12pt"/>
    </style:style>
    <style:style style:name="T26" style:family="text">
      <style:text-properties fo:font-size="12pt" fo:language="pt" fo:country="PT" fo:font-style="normal" style:font-size-asian="12pt" style:font-style-asian="normal" style:font-name-complex="Times New Roman1" style:font-size-complex="12pt" style:font-style-complex="normal"/>
    </style:style>
    <style:style style:name="T27" style:family="text">
      <style:text-properties fo:font-size="12pt" fo:language="pt" fo:country="PT" fo:font-style="normal" officeooo:rsid="00168911" style:font-size-asian="12pt" style:font-style-asian="normal" style:font-name-complex="Times New Roman1" style:font-size-complex="12pt" style:font-style-complex="normal"/>
    </style:style>
    <style:style style:name="T28" style:family="text">
      <style:text-properties fo:font-size="12pt" fo:language="pt" fo:country="PT" style:font-size-asian="12pt" style:font-name-complex="Times New Roman1"/>
    </style:style>
    <style:style style:name="T29" style:family="text">
      <style:text-properties fo:font-size="12pt" fo:language="pt" fo:country="PT" style:font-size-asian="12pt" style:font-name-complex="Times New Roman1" style:font-size-complex="12pt"/>
    </style:style>
    <style:style style:name="T30" style:family="text">
      <style:text-properties fo:font-size="12pt" fo:language="pt" fo:country="PT" officeooo:rsid="00168911" style:font-size-asian="12pt" style:font-name-complex="Times New Roman1" style:font-size-complex="12pt"/>
    </style:style>
    <style:style style:name="T31" style:family="text">
      <style:text-properties fo:font-size="12pt" fo:language="pt" fo:country="PT" fo:font-style="italic" style:font-size-asian="12pt" style:font-style-asian="italic" style:font-name-complex="Times New Roman1"/>
    </style:style>
    <style:style style:name="T32" style:family="text">
      <style:text-properties fo:font-size="12pt" fo:language="pt" fo:country="PT" fo:font-style="italic" style:font-size-asian="12pt" style:font-style-asian="italic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tro:</text:p>
      <text:p text:style-name="P7"/>
      <text:p text:style-name="P7"><text:tab/><text:span text:style-name="T1">Em termos gerais, o desafio proposto consiste em desenvolver um programa capaz de </text:span><text:span text:style-name="T18">adivinhar </text:span><text:span text:style-name="T1">uma chave secreta do clássico </text:span><text:span text:style-name="T2">Mastermind</text:span><text:span text:style-name="T4"> </text:span><text:span text:style-name="T13">e de </text:span><text:span text:style-name="T4">criar </text:span><text:span text:style-name="T14">e/ou ordenar</text:span><text:span text:style-name="T4"> um registo d</text:span><text:span text:style-name="T13">os</text:span><text:span text:style-name="T4"> jogo </text:span><text:span text:style-name="T13">efetuados.</text:span></text:p>
      <text:p text:style-name="P7"><text:span text:style-name="T4"><text:tab/>A implementção </text:span><text:span text:style-name="T8">do algortimo de jogo</text:span><text:span text:style-name="T4"> tem de seguir diretivas descritas no enunciado fornecido: </text:span><text:span text:style-name="T9">primeiramente, </text:span><text:span text:style-name="T8">o algoritmo deve </text:span><text:span text:style-name="T9">gerar um numero definido de tentativas aleatórias; de seguida deve</text:span><text:span text:style-name="T8"> percorrer uma </text:span><text:span text:style-name="T10">l</text:span><text:span text:style-name="T8">ista implicita de todas a chaves possíveis, testantando cada uma com as tentativas anteriores até encontrar uma </text:span><text:span text:style-name="T9">combinação compativel com estas. </text:span><text:span text:style-name="T8">Por outro lado </text:span><text:span text:style-name="T5">o “modo de jogo” (teste ou interativo) deve ser escolhido mediante a presença de argumentos </text:span><text:span text:style-name="T6">(acompanhados pelas suas respetivas flags) </text:span><text:span text:style-name="T5">ao executar o programa</text:span><text:span text:style-name="T7">. </text:span><text:span text:style-name="T11">Estes argumentos configura</text:span><text:span text:style-name="T15">m </text:span><text:span text:style-name="T11">a execu</text:span><text:span text:style-name="T12">ção do programa no modo de teste. Finalmente, </text:span><text:span text:style-name="T14">o programa deve não só deve criar um registo de jogo de todos os jogos efetuados e transcreve-los para um ficheiro mas tabém </text:span><text:span text:style-name="T16">deve </text:span><text:span text:style-name="T14">conseguir </text:span><text:span text:style-name="T4">ler um registo guardado num ficheiro e ordená </text:span><text:span text:style-name="T14">os dados lá contidos </text:span><text:span text:style-name="T4">segundo diferentes critérios.</text:span></text:p>
      <text:p text:style-name="P7"><text:span text:style-name="T4"/></text:p>
      <text:p text:style-name="P7"><text:span text:style-name="T4"/></text:p>
      <text:p text:style-name="P8"><text:span text:style-name="T4">C</text:span><text:span text:style-name="T3">onclusao:</text:span></text:p>
      <text:p text:style-name="P8"><text:span text:style-name="T3"/></text:p>
      <text:p text:style-name="P9"><text:span text:style-name="T26">Em suma, para além de desenvolver um programa que se limita cumprir as exigências do enunciado, esteve sempre presente a vontade de </text:span><text:span text:style-name="T27">otimizar o maximo o codigo em termos de utilização de memória e rapidez de execução</text:span><text:span text:style-name="T26">. </text:span></text:p>
      <text:p text:style-name="P10"><text:span text:style-name="T29">Por outro lado, um objetivo importante foi deixar o código fácil e confortável de ler ao utilizar nomes de variáveis facilmente identificáveis e ao apostar fortemente no uso comentários todo ao tanto longo do código </text:span><text:span text:style-name="T30">e</text:span><text:span text:style-name="T29"> antes de cada função. Por outro lado, com o intuito de verificar a inexistência de erros e </text:span><text:span text:style-name="T32">warnings</text:span><text:span text:style-name="T29"> adicionais, compilamos o nosso programa com as seguintes </text:span><text:span text:style-name="T32">flags</text:span><text:span text:style-name="T29">: <text:s/></text:span><text:span text:style-name="T31">-Wall -Wextra -ansi -pedantic -std=c99;</text:span><text:span text:style-name="T28"> e adicionalmente, também corremos o programa com a ferramenta de depuração Valgrind (valgrind --leak-check=full)</text:span><text:span text:style-name="T31"> </text:span><text:span text:style-name="T28">corrigindo todos os erros e </text:span><text:span text:style-name="T31">warnings</text:span><text:span text:style-name="T28"> encontrados.</text:span></text:p>
      <text:p text:style-name="P10"><text:span text:style-name="T28"/></text:p>
      <text:p text:style-name="P10"><text:span text:style-name="T28"/></text:p>
      <text:p text:style-name="P11"><text:span text:style-name="T28">Implementação: </text:span></text:p>
      <text:p text:style-name="P11"><text:span text:style-name="T28"><text:tab/></text:span><text:span text:style-name="T22">Dado que o enunciado promove a tomada de decisões, a nossa interpretação e abordagem ao desafio proposto definiram a nossa implementação das seguintes formas:</text:span></text:p>
      <text:p text:style-name="P11"><text:span text:style-name="T2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Arial Unicode MS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22:25:25.441461706</meta:creation-date>
    <dc:date>2019-05-24T15:56:40.368899719</dc:date>
    <meta:editing-duration>PT2H49M59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314" meta:character-count="2025" meta:non-whitespace-character-count="1714"/>
  </office:meta>
</office:document-meta>
</file>